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3125in" fo:margin-left="0.6083in" table:align="left"/>
    </style:style>
    <style:style style:name="Table2.A" style:family="table-column">
      <style:table-column-properties style:column-width="6.31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3125in" fo:margin-left="0.6083in" table:align="left"/>
    </style:style>
    <style:style style:name="Table3.A" style:family="table-column">
      <style:table-column-properties style:column-width="6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3125in" fo:margin-left="0.6083in" table:align="left"/>
    </style:style>
    <style:style style:name="Table4.A" style:family="table-column">
      <style:table-column-properties style:column-width="6.3125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3056in" fo:margin-left="0.6083in" table:align="left"/>
    </style:style>
    <style:style style:name="Table6.A" style:family="table-column">
      <style:table-column-properties style:column-width="6.3056in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6.3056in" fo:margin-left="0.6153in" table:align="left"/>
    </style:style>
    <style:style style:name="Table1.A" style:family="table-column">
      <style:table-column-properties style:column-width="6.3056in"/>
    </style:style>
    <style:style style:name="Table1.A1" style:family="table-cell">
      <style:table-cell-properties fo:padding="0.0382in" fo:border="0.05pt solid #000000"/>
    </style:style>
    <style:style style:name="Table7" style:family="table">
      <style:table-properties style:width="6.3056in" fo:margin-left="0.6153in" table:align="left"/>
    </style:style>
    <style:style style:name="Table7.A" style:family="table-column">
      <style:table-column-properties style:column-width="6.3056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Standard">
      <style:text-properties fo:color="#800000" style:font-name="DejaVu Sans Mono" fo:font-size="10pt" style:font-name-asian="DejaVu Sans Mono" style:font-size-asian="10pt" style:font-name-complex="DejaVu Sans Mono" style:font-size-complex="10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0000" style:font-name="DejaVu Sans Mono" fo:font-size="10pt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text-properties fo:color="#800000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800000"/>
    </style:style>
    <style:style style:name="P10" style:family="paragraph" style:parent-style-name="Standard">
      <style:text-properties fo:color="#800000" style:font-name="DejaVu Sans Mono" fo:font-size="10pt" style:font-name-asian="DejaVu Sans Mono" style:font-size-asian="10pt" style:font-name-complex="DejaVu Sans Mono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text-properties fo:color="#800000"/>
    </style:style>
    <style:style style:name="P13" style:family="paragraph" style:parent-style-name="Table_20_Contents">
      <style:text-properties fo:color="#800000" style:text-line-through-style="none"/>
    </style:style>
    <style:style style:name="P14" style:family="paragraph" style:parent-style-name="Table_20_Contents">
      <style:text-properties style:text-line-through-style="solid"/>
    </style:style>
    <style:style style:name="P15" style:family="paragraph" style:parent-style-name="Table_20_Contents">
      <style:text-properties style:text-line-through-style="none"/>
    </style:style>
    <style:style style:name="P16" style:family="paragraph" style:parent-style-name="Table_20_Contents">
      <style:text-properties fo:color="#000000" style:text-line-through-style="solid" style:font-name="Liberation Serif" fo:font-size="12pt" style:font-name-asian="DejaVu Sans Mono" style:font-size-asian="12pt" style:font-name-complex="DejaVu Sans Mono" style:font-size-complex="12pt"/>
    </style:style>
    <style:style style:name="T1" style:family="text"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T2" style:family="text">
      <style:text-properties style:font-name="DejaVu Sans Mono" fo:font-size="10pt" style:text-underline-style="none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>Don't find out which feature to contain those following projects:</text:p>
      <text:p text:style-name="P1"/>
      <text:p text:style-name="P1"><text:tab/>- tos svn repository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#for P2?</text:p>
            <text:p text:style-name="P2"><text:s text:c="4"/>org.talend.babel.all-feature</text:p>
            <text:p text:style-name="P5"><text:s text:c="4"/>org.talend.i18n.all-feature</text:p>
            <text:p text:style-name="P5"/>
            <text:p text:style-name="P3"># for <text:span text:style-name="T4">tesb-studio-se</text:span>?</text:p>
            <text:p text:style-name="P5"><text:s text:c="4"/>org.talend.camel.libraries</text:p>
            <text:p text:style-name="P5"/>
            <text:p text:style-name="P6"># same org.talend.componentdesigner in <text:span text:style-name="T4">tdi-studio-se</text:span>?</text:p>
            <text:p text:style-name="P5"><text:s text:c="4"/>org.talend.componentdesigner.rcp</text:p>
            <text:p text:style-name="P5"><text:s text:c="4"/>org.talend.componentdesigner.rcp.nl</text:p>
            <text:p text:style-name="P5"/>
            <text:p text:style-name="P6"># same as org.talend.cwm.mip in <text:span text:style-name="T4">tcommon-studio-se</text:span>?</text:p>
            <text:p text:style-name="P5"><text:s text:c="4"/>org.talend.cwm.mip.editor</text:p>
            <text:p text:style-name="P5"/>
            <text:p text:style-name="P5"><text:s text:c="4"/>org.talend.designer.components.libs</text:p>
            <text:p text:style-name="P5"/>
            <text:p text:style-name="P6"># same org.talend.designer.mapper in <text:span text:style-name="T4">tdi-studio-se</text:span>?</text:p>
            <text:p text:style-name="P5"><text:s text:c="4"/>org.talend.designer.mapper.advanced</text:p>
            <text:p text:style-name="P5"/>
            <text:p text:style-name="P6"># dev settings should be <text:span text:style-name="T4">tcommon-studio-ee</text:span>?</text:p>
            <text:p text:style-name="P5"><text:s text:c="4"/>org.talend.developpement</text:p>
            <text:p text:style-name="P5"><text:s text:c="4"/>org.talend.emptyproject</text:p>
            <text:p text:style-name="P5"/>
            <text:p text:style-name="P5"><text:s text:c="4"/>org.talend.esb.ws</text:p>
            <text:p text:style-name="P5"/>
            <text:p text:style-name="P5"><text:s text:c="4"/>org.talend.helpers</text:p>
            <text:p text:style-name="P5"><text:s text:c="4"/>org.talend.helpers.nl</text:p>
            <text:p text:style-name="P5"/>
            <text:p text:style-name="P6"># should be in <text:span text:style-name="T4">tbd-studio-se</text:span>?</text:p>
            <text:p text:style-name="P5"><text:s text:c="4"/>org.talend.libraries.apache.hive</text:p>
            <text:p text:style-name="P5"><text:s text:c="4"/>org.talend.libraries.hadoop</text:p>
            <text:p text:style-name="P5"/>
            <text:p text:style-name="P6"># same as org.talend.jdbc... in <text:span text:style-name="T4">tcommon-studio-se</text:span>?</text:p>
            <text:p text:style-name="P5"><text:s text:c="4"/>org.talend.libraries.jdbc.saphana</text:p>
            <text:p text:style-name="P5"/>
            <text:p text:style-name="P5"><text:s text:c="4"/>org.talend.libraries.w3c</text:p>
            <text:p text:style-name="P5"/>
            <text:p text:style-name="P5"><text:s text:c="4"/>org.talend.rcp.branding.jetlxcmmty</text:p>
            <text:p text:style-name="P5"><text:s text:c="4"/>org.talend.rcp.branding.jetlxcmmty-feature</text:p>
            <text:p text:style-name="P5"><text:s text:c="4"/>org.talend.rcp.branding.sdi</text:p>
            <text:p text:style-name="P5"><text:s text:c="4"/>org.talend.rcp.branding.sdi-feature</text:p>
            <text:p text:style-name="P5"/>
            <text:p text:style-name="P5"><text:s text:c="4"/>test.drools_training</text:p>
            <text:p text:style-name="P5"><text:s text:c="4"/>tuj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4"><text:tab/><text:span text:style-name="T4">- top svn repsoitory</text:span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text:span text:style-name="T1"><text:s text:c="4"/></text:span>org.talend.dataquality.editor</text:p>
            <text:p text:style-name="Table_20_Contents"/>
            <text:p text:style-name="P7"># Seems work for mdm(<text:span text:style-name="T2">org.talend.mdm.core.enterprise, MDM server/web</text:span>)</text:p>
            <text:p text:style-name="Table_20_Contents"><text:span text:style-name="T1"><text:s text:c="4"/></text:span>org.talend.dataquality.matchmerge</text:p>
            <text:p text:style-name="Table_20_Contents"/>
            <text:p text:style-name="Table_20_Contents"><text:span text:style-name="T1"><text:s text:c="4"/></text:span>org.talend.dataquality.standardization.migration</text:p>
            <text:p text:style-name="Table_20_Contents"><text:span text:style-name="T1"><text:s text:c="4"/></text:span>test.mydistance </text:p>
            <text:p text:style-name="Table_20_Contents"><text:span text:style-name="T1"><text:s text:c="4"/></text:span>test.myudi</text:p>
          </table:table-cell>
        </table:table-row>
      </table:table>
      <text:p text:style-name="Standard"/>
      <text:p text:style-name="Standard"><text:tab/><text:span text:style-name="T4">- tom svn repsoitory(Mainly for MDM server/Web)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org.talend.mdm.base </text:p>
            <text:p text:style-name="Table_20_Contents">org.talend.mdm.bulkload.client </text:p>
            <text:p text:style-name="Table_20_Contents">org.talend.mdm.calljob.plugin</text:p>
            <text:p text:style-name="Table_20_Contents">org.talend.mdm.commons.core </text:p>
            <text:p text:style-name="Table_20_Contents">org.talend.mdm.connector.core </text:p>
            <text:p text:style-name="Table_20_Contents">org.talend.mdm.connector.jdbc </text:p>
            <text:p text:style-name="Table_20_Contents">org.talend.mdm.connector.logging </text:p>
            <text:p text:style-name="Table_20_Contents">org.talend.mdm.connector.smtp</text:p>
            <text:p text:style-name="Table_20_Contents">org.talend.mdm.core </text:p>
            <text:p text:style-name="Table_20_Contents">org.talend.mdm.core.open </text:p>
            <text:p text:style-name="Table_20_Contents">org.talend.mdm.core.plugin.base </text:p>
            <text:p text:style-name="Table_20_Contents">org.talend.mdm.datamodel.synchronization</text:p>
            <text:p text:style-name="Table_20_Contents">org.talend.mdm.ext.images.server </text:p>
            <text:p text:style-name="Table_20_Contents">org.talend.mdm.ext.publish.component</text:p>
            <text:p text:style-name="Table_20_Contents">org.talend.mdm.jaas.jboss.open</text:p>
            <text:p text:style-name="Table_20_Contents">org.talend.mdm.service.calljob </text:p>
            <text:p text:style-name="Table_20_Contents">org.talend.mdm.service.calltransformer </text:p>
            <text:p text:style-name="Table_20_Contents">org.talend.mdm.service.dumptoconsole </text:p>
            <text:p text:style-name="Table_20_Contents">org.talend.mdm.service.itemdispatcher </text:p>
            <text:p text:style-name="Table_20_Contents">org.talend.mdm.service.jdbc </text:p>
            <text:p text:style-name="Table_20_Contents">org.talend.mdm.service.logging </text:p>
            <text:p text:style-name="Table_20_Contents">org.talend.mdm.service.loggingsmtp </text:p>
            <text:p text:style-name="Table_20_Contents">org.talend.mdm.service.smtp</text:p>
            <text:p text:style-name="Table_20_Contents">org.talend.mdm.webapp.adapter.logging </text:p>
            <text:p text:style-name="Table_20_Contents">org.talend.mdm.webapp.adapter.smtp </text:p>
            <text:p text:style-name="Table_20_Contents">org.talend.mdm.webapp.base </text:p>
            <text:p text:style-name="Table_20_Contents">org.talend.mdm.webapp.browserecords </text:p>
            <text:p text:style-name="Table_20_Contents">org.talend.mdm.webapp.core </text:p>
            <text:p text:style-name="Table_20_Contents">org.talend.mdm.webapp.core.open </text:p>
            <text:p text:style-name="Table_20_Contents">org.talend.mdm.webapp.general </text:p>
            <text:p text:style-name="Table_20_Contents">org.talend.mdm.webapp.hierarchical </text:p>
            <text:p text:style-name="Table_20_Contents">org.talend.mdm.webapp.journal </text:p>
            <text:p text:style-name="Table_20_Contents">org.talend.mdm.webapp.openmdm </text:p>
            <text:p text:style-name="Table_20_Contents">org.talend.mdm.webapp.recyclebin </text:p>
            <text:p text:style-name="Table_20_Contents">org.talend.mdm.webapp.reporting </text:p>
            <text:p text:style-name="Table_20_Contents">org.talend.mdm.webapp.stagingarea </text:p>
            <text:p text:style-name="Table_20_Contents">org.talend.mdm.webapp.viewbrowser </text:p>
            <text:p text:style-name="Table_20_Contents">org.talend.mdm.webapp.welcomeportal</text:p>
            <text:p text:style-name="Table_20_Contents"><text:soft-page-break/>org.talend.mdm.xmlserver.interfaces</text:p>
            <text:p text:style-name="Table_20_Contents">talend.mdm.libraries</text:p>
            <text:p text:style-name="Table_20_Contents"/>
            <text:p text:style-name="P7">#Seems there is no feature to contain it, maybe not used.</text:p>
            <text:p text:style-name="Table_20_Contents">org.talend.rcp.branding.tom</text:p>
          </table:table-cell>
        </table:table-row>
      </table:table>
      <text:p text:style-name="Standard"/>
      <text:p text:style-name="Standard"><text:tab/><text:span text:style-name="T5">- tdq svn repsoi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# Only for component for building jar, Maybe should be <text:span text:style-name="T4">tdq-studio-ee </text:span><text:s/><text:span text:style-name="T3">/org.talend.designer.components.tdqprovider/</text:span><text:span text:style-name="T2">components</text:span><text:span text:style-name="T3">/tFirstnameMatch</text:span></text:p>
            <text:p text:style-name="Table_20_Contents">org.talend.dataquality.data.index</text:p>
            <text:p text:style-name="Table_20_Contents"/>
            <text:p text:style-name="P7"># for Tdq hadoop components for building jar, Maybe should be <text:span text:style-name="T4">tdq-studio-ee </text:span><text:s/><text:span text:style-name="T3">org.talend.designer.components.tdqhadoopprovider</text:span></text:p>
            <text:p text:style-name="Table_20_Contents">org.talend.dataquality.hadoop</text:p>
            <text:p text:style-name="Table_20_Contents"/>
            <text:p text:style-name="Table_20_Contents">org.talend.dataquality.reporting.engine.build</text:p>
            <text:p text:style-name="Table_20_Contents">test.dq.datamart</text:p>
          </table:table-cell>
        </table:table-row>
      </table:table>
      <text:p text:style-name="Standard"/>
      <text:p text:style-name="Standard"><text:tab/><text:span text:style-name="T4">- tem svn repsoitory (Same as tom, most for MDM server/web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mdm-performance</text:p>
            <text:p text:style-name="Table_20_Contents"/>
            <text:p text:style-name="Table_20_Contents">org.talend.mdm.backgroundqueue</text:p>
            <text:p text:style-name="Table_20_Contents">org.talend.mdm.base.enterprise</text:p>
            <text:p text:style-name="Table_20_Contents">org.talend.mdm.bonita.connector</text:p>
            <text:p text:style-name="Table_20_Contents">org.talend.mdm.connector.svn</text:p>
            <text:p text:style-name="Table_20_Contents">org.talend.mdm.core.enterprise</text:p>
            <text:p text:style-name="Table_20_Contents">org.talend.mdm.db.migration</text:p>
            <text:p text:style-name="Table_20_Contents">org.talend.mdm.ext.service.schedule</text:p>
            <text:p text:style-name="Table_20_Contents">org.talend.mdm.izpack</text:p>
            <text:p text:style-name="Table_20_Contents">org.talend.mdm.jaas.existdb.jboss</text:p>
            <text:p text:style-name="Table_20_Contents">org.talend.mdm.jaas.ldap.jboss</text:p>
            <text:p text:style-name="Table_20_Contents">org.talend.mdm.jmx</text:p>
            <text:p text:style-name="Table_20_Contents">org.talend.mdm.nsis</text:p>
            <text:p text:style-name="Table_20_Contents">org.talend.mdm.patchtool</text:p>
            <text:p text:style-name="Table_20_Contents">org.talend.mdm.service.svn</text:p>
            <text:p text:style-name="Table_20_Contents">org.talend.mdm.service.synchronization</text:p>
            <text:p text:style-name="Table_20_Contents">org.talend.mdm.service.workflow</text:p>
            <text:p text:style-name="Table_20_Contents">org.talend.mdm.webapp.core.enterprise</text:p>
            <text:p text:style-name="Table_20_Contents">org.talend.mdm.webapp.crossreference</text:p>
            <text:p text:style-name="Table_20_Contents">org.talend.mdm.webapp.hierarchy</text:p>
            <text:p text:style-name="Table_20_Contents">org.talend.mdm.webapp.licensemanager</text:p>
            <text:p text:style-name="Table_20_Contents">org.talend.mdm.webapp.search</text:p>
            <text:p text:style-name="Table_20_Contents">org.talend.mdm.webapp.stewardship</text:p>
            <text:p text:style-name="Table_20_Contents">org.talend.mdm.webapp.synchronization</text:p>
            <text:p text:style-name="Table_20_Contents">org.talend.mdm.webapp.synchronizationaction</text:p>
            <text:p text:style-name="Table_20_Contents">org.talend.mdm.webapp.universemanager</text:p>
            <text:p text:style-name="Table_20_Contents">org.talend.mdm.webapp.usermanager</text:p>
            <text:p text:style-name="Table_20_Contents">org.talend.mdm.webapp.workflow.tasks</text:p>
            <text:p text:style-name="Table_20_Contents"><text:soft-page-break/>org.talend.mdm.workbench-updatesite</text:p>
            <text:p text:style-name="Table_20_Contents">org.talend.mdm.workflow</text:p>
            <text:p text:style-name="Table_20_Contents">talend.ext.libraries</text:p>
          </table:table-cell>
        </table:table-row>
      </table:table>
      <text:p text:style-name="Standard"/>
      <text:p text:style-name="Standard"><text:tab/>- tis_shared svn repsoitor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HashTests </text:p>
            <text:p text:style-name="Standard">development </text:p>
            <text:p text:style-name="Standard"/>
            <text:p text:style-name="Standard">org.eclipse.swt.unknown </text:p>
            <text:p text:style-name="Standard"/>
            <text:p text:style-name="P7"># Maybe should be for <text:span text:style-name="T4">tdq-studio-ee</text:span>, But in org.talend.tis_feature </text:p>
            <text:p text:style-name="Table_20_Contents">org.talend.designer.tdqmatching</text:p>
            <text:p text:style-name="Table_20_Contents"/>
            <text:p text:style-name="P9">#Maybe for MDM?</text:p>
            <text:p text:style-name="Standard">org.talend.studio.workflow.workspace</text:p>
            <text:p text:style-name="Standard"/>
            <text:p text:style-name="Table_20_Contents">org.talend.rcp.branding.thales </text:p>
            <text:p text:style-name="Table_20_Contents">org.talend.rcp.branding.thales-feature</text:p>
            <text:p text:style-name="Table_20_Contents">org.talend.thalestechnical-feature</text:p>
            <text:p text:style-name="Table_20_Contents">org.talend.designer.components.thalesprovider</text:p>
            <text:p text:style-name="Table_20_Contents"/>
            <text:p text:style-name="Table_20_Contents">org.talend.rcp.branding.dqsh </text:p>
            <text:p text:style-name="Table_20_Contents">org.talend.rcp.branding.dqsh-feature</text:p>
            <text:p text:style-name="Table_20_Contents">org.talend.rcp.branding.kurtosys </text:p>
            <text:p text:style-name="Table_20_Contents">org.talend.rcp.branding.kurtosys-feature </text:p>
            <text:p text:style-name="Table_20_Contents">org.talend.rcp.branding.lynasetl </text:p>
            <text:p text:style-name="Table_20_Contents">org.talend.rcp.branding.lynasetl-feature</text:p>
            <text:p text:style-name="Table_20_Contents">org.talend.rcp.branding.tod </text:p>
            <text:p text:style-name="Table_20_Contents">org.talend.rcp.branding.tod-feature </text:p>
            <text:p text:style-name="Table_20_Contents">org.talend.rcp.branding.wdci </text:p>
            <text:p text:style-name="Table_20_Contents">org.talend.rcp.branding.wdci-feature</text:p>
            <text:p text:style-name="Table_20_Contents"/>
            <text:p text:style-name="Table_20_Contents">org.talend.rcp.branding.jetl </text:p>
            <text:p text:style-name="Table_20_Contents">org.talend.rcp.branding.jetl-feature </text:p>
            <text:p text:style-name="Table_20_Contents">org.talend.rcp.branding.jetl.bigdata </text:p>
            <text:p text:style-name="Table_20_Contents">org.talend.rcp.branding.jetl.bigdata-feature </text:p>
            <text:p text:style-name="Table_20_Contents">org.talend.rcp.branding.jetlexpress </text:p>
            <text:p text:style-name="Table_20_Contents">org.talend.rcp.branding.jetlexpress-feature </text:p>
            <text:p text:style-name="Table_20_Contents">org.talend.rcp.branding.jetlplus </text:p>
            <text:p text:style-name="Table_20_Contents">org.talend.rcp.branding.jetlplus-feature</text:p>
            <text:p text:style-name="Table_20_Contents"/>
            <text:p text:style-name="P7">#for QA?</text:p>
            <text:p text:style-name="Table_20_Contents">org.eclipse.swtbot.forms.finder</text:p>
            <text:p text:style-name="Table_20_Contents"/>
            <text:p text:style-name="P7"># Because tis_shared/org.talend.tooling_feature and top/org.talend.rcp.branding.top_feature, I prefere to <text:span text:style-name="T4">tcommon-studio-se</text:span> </text:p>
            <text:p text:style-name="P14">org.talend.update.p2-feature</text:p>
            <text:p text:style-name="P14"/>
            <text:p text:style-name="P13"><text:soft-page-break/>#maybe should be in <text:span text:style-name="T4">tdi-studio-ee</text:span></text:p>
            <text:p text:style-name="P14">org.talend.designer.components.libs.tis</text:p>
            <text:p text:style-name="P15"/>
            <text:p text:style-name="P13">#Maybe should add in <text:span text:style-name="T4">tdi-studio-ee</text:span></text:p>
            <text:p text:style-name="P16">org.talend.metalanguage.jobscript.generat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05:58</meta:creation-date>
    <dc:date>2014-01-29T11:33:13</dc:date>
    <meta:editing-duration>PT2H58M53S</meta:editing-duration>
    <meta:editing-cycles>156</meta:editing-cycles>
    <meta:generator>LibreOffice/3.5$Linux_X86_64 LibreOffice_project/350m1$Build-202</meta:generator>
    <meta:document-statistic meta:table-count="6" meta:image-count="0" meta:object-count="0" meta:page-count="5" meta:paragraph-count="161" meta:word-count="293" meta:character-count="5510" meta:non-whitespace-character-count="5186"/>
  </office:meta>
</office:document-meta>
</file>